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71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57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untime" table:style-name="ta1">
        <table:shapes>
          <draw:frame draw:z-index="0" draw:style-name="gr1" draw:text-style-name="P1" svg:width="453.51pt" svg:height="255.09pt" svg:x="195.59pt" svg:y="2.83pt">
            <draw:object draw:notify-on-update-of-ranges="runtime.B1:runtime.B1 runtime.B2:runtime.B882 runtime.C1:runtime.C1 runtime.C2:runtime.C882 runtime.D1:runtime.D1 runtime.D2:runtime.D8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<text:s text:c="2"/>Heap Add</text:p>
          </table:table-cell>
          <table:table-cell office:value-type="string" calcext:value-type="string">
            <text:p><text:s text:c="2"/>LL Add</text:p>
          </table:table-cell>
          <table:table-cell office:value-type="string" calcext:value-type="string">
            <text:p><text:s text:c="4"/>STL Ad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4" calcext:value-type="float">
            <text:p>1.4E-0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string" calcext:value-type="string">
            <text:p>Averages</text:p>
          </table:table-cell>
          <table:table-cell table:formula="of:=AVERAGE([.B1:.B881])" office:value-type="float" office:value="0.00000395113636363635" calcext:value-type="float">
            <text:p>3.95113636363635E-06</text:p>
          </table:table-cell>
          <table:table-cell table:formula="of:=AVERAGE([.C1:.C881])" office:value-type="float" office:value="0.0000103840909090909" calcext:value-type="float">
            <text:p>1.03840909090909E-05</text:p>
          </table:table-cell>
          <table:table-cell table:formula="of:=AVERAGE([.D1:.D881])" office:value-type="float" office:value="0.00000510227272727275" calcext:value-type="float">
            <text:p>5.10227272727275E-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string" calcext:value-type="string">
            <text:p>SD</text:p>
          </table:table-cell>
          <table:table-cell table:formula="of:=STDEV([.B1:.B881])" office:value-type="float" office:value="0.00000170754161469398" calcext:value-type="float">
            <text:p>1.70754161469398E-06</text:p>
          </table:table-cell>
          <table:table-cell table:formula="of:=STDEV([.C1:.C881])" office:value-type="float" office:value="0.00000697159663077045" calcext:value-type="float">
            <text:p>6.97159663077045E-06</text:p>
          </table:table-cell>
          <table:table-cell table:formula="of:=STDEV([.D1:.D881])" office:value-type="float" office:value="0.00000650621436151829" calcext:value-type="float">
            <text:p>6.50621436151829E-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29" calcext:value-type="float">
            <text:p>2.9E-0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3" calcext:value-type="float">
            <text:p>2.3E-0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2" calcext:value-type="float">
            <text:p>2.2E-0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4" calcext:value-type="float">
            <text:p>4E-05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2" calcext:value-type="float">
            <text:p>2.2E-05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8" calcext:value-type="float">
            <text:p>8E-06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8" calcext:value-type="float">
            <text:p>8E-06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9" calcext:value-type="float">
            <text:p>9E-06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0.000005" calcext:value-type="float">
            <text:p>5E-06</text:p>
          </table:table-cell>
          <table:table-cell office:value-type="float" office:value="0.000018" calcext:value-type="float">
            <text:p>1.8E-0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87" calcext:value-type="float">
            <text:p>8.7E-05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36" calcext:value-type="float">
            <text:p>3.6E-05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4" calcext:value-type="float">
            <text:p>1.4E-05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.000008" calcext:value-type="float">
            <text:p>8E-0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8" calcext:value-type="float">
            <text:p>8E-06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4" calcext:value-type="float">
            <text:p>1.4E-05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159" calcext:value-type="float">
            <text:p>0.000159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8" calcext:value-type="float">
            <text:p>8E-06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8" calcext:value-type="float">
            <text:p>8E-06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7" calcext:value-type="float">
            <text:p>7E-0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9" calcext:value-type="float">
            <text:p>9E-06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11" calcext:value-type="float">
            <text:p>1.1E-05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3" calcext:value-type="float">
            <text:p>3E-06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2" calcext:value-type="float">
            <text:p>2E-05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5" calcext:value-type="float">
            <text:p>5E-06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9" calcext:value-type="float">
            <text:p>9E-06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 style:data-style-name="N2" text:time-value="21:57:24.921292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3T23:11:16.018465645</dc:date>
    <meta:editing-duration>PT18H15M35S</meta:editing-duration>
    <meta:editing-cycles>2</meta:editing-cycles>
    <meta:generator>LibreOffice/5.4.6.2$Linux_X86_64 LibreOffice_project/40m0$Build-2</meta:generator>
    <meta:document-statistic meta:table-count="1" meta:cell-count="35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0000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004586"/>
    </style:style>
    <style:style style:name="ch9" style:family="chart" style:data-style-name="N0">
      <style:chart-properties chart:symbol-type="none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420e"/>
    </style:style>
    <style:style style:name="ch11" style:family="chart" style:data-style-name="N0">
      <style:chart-properties chart:symbol-type="none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44cm" svg:y="2.938cm" style:legend-expansion="high" chart:style-name="ch2"/>
        <chart:plot-area chart:style-name="ch3" table:cell-range-address="runtime.B1:runtime.D882" chart:data-source-has-labels="row" svg:x="0.32cm" svg:y="0.18cm" svg:width="10.904cm" svg:height="8.64cm">
          <chartooo:coordinate-region svg:x="4.085cm" svg:y="0.382cm" svg:width="7.117cm" svg:height="8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untime.B2:runtime.B882" chart:label-cell-address="runtime.B1:runtime.B1" chart:class="chart:line">
            <chart:regression-curve chart:style-name="ch8"/>
            <chart:data-point chart:repeated="881"/>
          </chart:series>
          <chart:series chart:style-name="ch9" chart:values-cell-range-address="runtime.C2:runtime.C882" chart:label-cell-address="runtime.C1:runtime.C1" chart:class="chart:line">
            <chart:regression-curve chart:style-name="ch10"/>
            <chart:data-point chart:repeated="881"/>
          </chart:series>
          <chart:series chart:style-name="ch11" chart:values-cell-range-address="runtime.D2:runtime.D882" chart:label-cell-address="runtime.D1:runtime.D1" chart:class="chart:line">
            <chart:regression-curve chart:style-name="ch12"/>
            <chart:data-point chart:repeated="8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Heap Add</text:p>
                <draw:g>
                  <svg:desc>runtime.B1:runtime.B1</svg:desc>
                </draw:g>
              </table:table-cell>
              <table:table-cell office:value-type="string">
                <text:p>  LL Add</text:p>
                <draw:g>
                  <svg:desc>runtime.C1:runtime.C1</svg:desc>
                </draw:g>
              </table:table-cell>
              <table:table-cell office:value-type="string">
                <text:p>    STL Add</text:p>
                <draw:g>
                  <svg:desc>runtime.D1:run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5">
                <text:p>0.000015</text:p>
                <draw:g>
                  <svg:desc>runtime.B2:runtime.B882</svg:desc>
                </draw:g>
              </table:table-cell>
              <table:table-cell office:value-type="float" office:value="0.000005">
                <text:p>0.000005</text:p>
                <draw:g>
                  <svg:desc>runtime.C2:runtime.C882</svg:desc>
                </draw:g>
              </table:table-cell>
              <table:table-cell office:value-type="float" office:value="0.000009">
                <text:p>0.000009</text:p>
                <draw:g>
                  <svg:desc>runtime.D2:runtime.D8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4">
                <text:p>0.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3">
                <text:p>0.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3">
                <text:p>0.0000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3">
                <text:p>0.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2">
                <text:p>0.00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